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1.24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PITCs大小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（4000）</text:p>
          </table:table-cell>
          <table:table-cell office:value-type="string" calcext:value-type="string">
            <text:p>服务器负载</text:p>
          </table:table-cell>
          <table:table-cell table:number-columns-repeated="11"/>
          <table:table-cell table:style-name="ce1" office:value-type="string" calcext:value-type="string" table:number-columns-spanned="3" table:number-rows-spanned="1">
            <text:p>服务器负载</text:p>
          </table:table-cell>
          <table:covered-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3.166666667" calcext:value-type="float">
            <text:p>243.166666667</text:p>
          </table:table-cell>
          <table:table-cell table:number-columns-repeated="6"/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ubPub</text:p>
          </table:table-cell>
          <table:table-cell office:value-type="string" calcext:value-type="string">
            <text:p>freshness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9.1" calcext:value-type="float">
            <text:p>229.1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3.3" calcext:value-type="float">
            <text:p>53.3</text:p>
          </table:table-cell>
          <table:table-cell office:value-type="float" office:value="76.55" calcext:value-type="float">
            <text:p>76.55</text:p>
          </table:table-cell>
          <table:table-cell office:value-type="float" office:value="21.2166666667" calcext:value-type="float">
            <text:p>21.216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24.133333333" calcext:value-type="float">
            <text:p>224.13333333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5.233333333" calcext:value-type="float">
            <text:p>105.233333333</text:p>
          </table:table-cell>
          <table:table-cell office:value-type="float" office:value="114.783333333" calcext:value-type="float">
            <text:p>114.783333333</text:p>
          </table:table-cell>
          <table:table-cell office:value-type="float" office:value="39.3833333333" calcext:value-type="float">
            <text:p>39.38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20.366666667" calcext:value-type="float">
            <text:p>220.366666667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58.983333333" calcext:value-type="float">
            <text:p>158.983333333</text:p>
          </table:table-cell>
          <table:table-cell office:value-type="float" office:value="148.916666667" calcext:value-type="float">
            <text:p>148.916666667</text:p>
          </table:table-cell>
          <table:table-cell office:value-type="float" office:value="58.4166666667" calcext:value-type="float">
            <text:p>58.416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18.933333333" calcext:value-type="float">
            <text:p>218.93333333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81.65" calcext:value-type="float">
            <text:p>181.65</text:p>
          </table:table-cell>
          <table:table-cell office:value-type="float" office:value="76.6333333333" calcext:value-type="float">
            <text:p>76.63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8.65" calcext:value-type="float">
            <text:p>218.65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65.166666667" calcext:value-type="float">
            <text:p>265.166666667</text:p>
          </table:table-cell>
          <table:table-cell office:value-type="float" office:value="216.15" calcext:value-type="float">
            <text:p>216.15</text:p>
          </table:table-cell>
          <table:table-cell office:value-type="float" office:value="96.1833333333" calcext:value-type="float">
            <text:p>96.18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8.566666667" calcext:value-type="float">
            <text:p>218.566666667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18.2" calcext:value-type="float">
            <text:p>318.2</text:p>
          </table:table-cell>
          <table:table-cell office:value-type="float" office:value="252.05" calcext:value-type="float">
            <text:p>252.05</text:p>
          </table:table-cell>
          <table:table-cell office:value-type="float" office:value="115.45" calcext:value-type="float">
            <text:p>115.45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20.833333333" calcext:value-type="float">
            <text:p>220.83333333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71.083333333" calcext:value-type="float">
            <text:p>371.083333333</text:p>
          </table:table-cell>
          <table:table-cell office:value-type="float" office:value="286.166666667" calcext:value-type="float">
            <text:p>286.166666667</text:p>
          </table:table-cell>
          <table:table-cell office:value-type="float" office:value="133.733333333" calcext:value-type="float">
            <text:p>133.7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22.883333333" calcext:value-type="float">
            <text:p>222.88333333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24.083333333" calcext:value-type="float">
            <text:p>424.083333333</text:p>
          </table:table-cell>
          <table:table-cell office:value-type="float" office:value="320.216666667" calcext:value-type="float">
            <text:p>320.216666667</text:p>
          </table:table-cell>
          <table:table-cell office:value-type="float" office:value="152.416666667" calcext:value-type="float">
            <text:p>152.41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25.183333333" calcext:value-type="float">
            <text:p>225.18333333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77.466666667" calcext:value-type="float">
            <text:p>477.466666667</text:p>
          </table:table-cell>
          <table:table-cell office:value-type="float" office:value="354.383333333" calcext:value-type="float">
            <text:p>354.383333333</text:p>
          </table:table-cell>
          <table:table-cell office:value-type="float" office:value="171.683333333" calcext:value-type="float">
            <text:p>171.68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39.133333333" calcext:value-type="float">
            <text:p>239.13333333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30.8" calcext:value-type="float">
            <text:p>530.8</text:p>
          </table:table-cell>
          <table:table-cell office:value-type="float" office:value="390.066666667" calcext:value-type="float">
            <text:p>390.066666667</text:p>
          </table:table-cell>
          <table:table-cell office:value-type="float" office:value="190.916666667" calcext:value-type="float">
            <text:p>190.91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56.233333333" calcext:value-type="float">
            <text:p>256.2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4.1" calcext:value-type="float">
            <text:p>224.1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1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06.433333333" calcext:value-type="float">
            <text:p>206.4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03.65" calcext:value-type="float">
            <text:p>203.65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218.566666667" calcext:value-type="float">
            <text:p>218.566666667</text:p>
          </table:table-cell>
          <table:table-cell office:value-type="float" office:value="86.9" calcext:value-type="float">
            <text:p>86.9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01.183333333" calcext:value-type="float">
            <text:p>201.18333333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200.85" calcext:value-type="float">
            <text:p>200.85</text:p>
          </table:table-cell>
          <table:table-cell office:value-type="float" office:value="81.7333333333" calcext:value-type="float">
            <text:p>81.73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01.116666667" calcext:value-type="float">
            <text:p>201.116666667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88.75" calcext:value-type="float">
            <text:p>188.75</text:p>
          </table:table-cell>
          <table:table-cell office:value-type="float" office:value="79.3666666667" calcext:value-type="float">
            <text:p>79.366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200.716666667" calcext:value-type="float">
            <text:p>200.716666667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79.433333333" calcext:value-type="float">
            <text:p>179.433333333</text:p>
          </table:table-cell>
          <table:table-cell office:value-type="float" office:value="77.3166666667" calcext:value-type="float">
            <text:p>77.316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.85" calcext:value-type="float">
            <text:p>200.85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74.983333333" calcext:value-type="float">
            <text:p>174.983333333</text:p>
          </table:table-cell>
          <table:table-cell office:value-type="float" office:value="76.6333333333" calcext:value-type="float">
            <text:p>76.6333333333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00.316666667" calcext:value-type="float">
            <text:p>200.316666667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400" calcext:value-type="float">
            <text:p>4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63.55" calcext:value-type="float">
            <text:p>163.55</text:p>
          </table:table-cell>
          <table:table-cell office:value-type="float" office:value="75.8666666667" calcext:value-type="float">
            <text:p>75.866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200.733333333" calcext:value-type="float">
            <text:p>200.73333333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75.2666666667" calcext:value-type="float">
            <text:p>75.266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201.233333333" calcext:value-type="float">
            <text:p>201.23333333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44.016666667" calcext:value-type="float">
            <text:p>144.016666667</text:p>
          </table:table-cell>
          <table:table-cell office:value-type="float" office:value="74.4" calcext:value-type="float">
            <text:p>74.4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02.066666667" calcext:value-type="float">
            <text:p>202.066666667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11.983333333" calcext:value-type="float">
            <text:p>211.983333333</text:p>
          </table:table-cell>
          <table:table-cell office:value-type="float" office:value="123.316666667" calcext:value-type="float">
            <text:p>123.316666667</text:p>
          </table:table-cell>
          <table:table-cell office:value-type="float" office:value="74.4666666667" calcext:value-type="float">
            <text:p>74.4666666667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202.216666667" calcext:value-type="float">
            <text:p>202.2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206.3" calcext:value-type="float">
            <text:p>206.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13.033333333" calcext:value-type="float">
            <text:p>213.0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20.016666667" calcext:value-type="float">
            <text:p>220.0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02.266666667" calcext:value-type="float">
            <text:p>202.2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95.1" calcext:value-type="float">
            <text:p>195.1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92.333333333" calcext:value-type="float">
            <text:p>192.3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190.6" calcext:value-type="float">
            <text:p>190.6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89.333333333" calcext:value-type="float">
            <text:p>189.3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88.75" calcext:value-type="float">
            <text:p>188.7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89.383333333" calcext:value-type="float">
            <text:p>189.3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190.416666667" calcext:value-type="float">
            <text:p>190.4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191.766666667" calcext:value-type="float">
            <text:p>191.7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193.516666667" calcext:value-type="float">
            <text:p>193.5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4.916666667" calcext:value-type="float">
            <text:p>194.9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99.766666667" calcext:value-type="float">
            <text:p>199.7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87.25" calcext:value-type="float">
            <text:p>187.2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82.366666667" calcext:value-type="float">
            <text:p>182.3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79.516666667" calcext:value-type="float">
            <text:p>179.5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79.433333333" calcext:value-type="float">
            <text:p>179.4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79.95" calcext:value-type="float">
            <text:p>179.9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181.616666667" calcext:value-type="float">
            <text:p>181.6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83.933333333" calcext:value-type="float">
            <text:p>183.9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187.033333333" calcext:value-type="float">
            <text:p>187.0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90.266666667" calcext:value-type="float">
            <text:p>190.2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98.933333333" calcext:value-type="float">
            <text:p>198.9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85.8" calcext:value-type="float">
            <text:p>185.8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76.033333333" calcext:value-type="float">
            <text:p>176.0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74.983333333" calcext:value-type="float">
            <text:p>174.9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76.7" calcext:value-type="float">
            <text:p>176.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81.65" calcext:value-type="float">
            <text:p>181.6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88.133333333" calcext:value-type="float">
            <text:p>188.1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194.616666667" calcext:value-type="float">
            <text:p>194.6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201.466666667" calcext:value-type="float">
            <text:p>201.4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09.05" calcext:value-type="float">
            <text:p>209.0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15.483333333" calcext:value-type="float">
            <text:p>215.4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office:value-type="float" office:value="197.266666667" calcext:value-type="float">
            <text:p>197.2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00" calcext:value-type="float">
            <text:p>100</text:p>
          </table:table-cell>
          <table:table-cell office:value-type="float" office:value="182.583333333" calcext:value-type="float">
            <text:p>182.5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200" calcext:value-type="float">
            <text:p>200</text:p>
          </table:table-cell>
          <table:table-cell office:value-type="float" office:value="169.366666667" calcext:value-type="float">
            <text:p>169.3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300" calcext:value-type="float">
            <text:p>300</text:p>
          </table:table-cell>
          <table:table-cell office:value-type="float" office:value="165.05" calcext:value-type="float">
            <text:p>165.0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400" calcext:value-type="float">
            <text:p>400</text:p>
          </table:table-cell>
          <table:table-cell office:value-type="float" office:value="163.55" calcext:value-type="float">
            <text:p>163.5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500" calcext:value-type="float">
            <text:p>500</text:p>
          </table:table-cell>
          <table:table-cell office:value-type="float" office:value="164.883333333" calcext:value-type="float">
            <text:p>164.8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600" calcext:value-type="float">
            <text:p>600</text:p>
          </table:table-cell>
          <table:table-cell office:value-type="float" office:value="167.866666667" calcext:value-type="float">
            <text:p>167.8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700" calcext:value-type="float">
            <text:p>700</text:p>
          </table:table-cell>
          <table:table-cell office:value-type="float" office:value="171" calcext:value-type="float">
            <text:p>171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800" calcext:value-type="float">
            <text:p>800</text:p>
          </table:table-cell>
          <table:table-cell office:value-type="float" office:value="174.8" calcext:value-type="float">
            <text:p>174.8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900" calcext:value-type="float">
            <text:p>900</text:p>
          </table:table-cell>
          <table:table-cell office:value-type="float" office:value="178.683333333" calcext:value-type="float">
            <text:p>178.6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000" calcext:value-type="float">
            <text:p>1000</text:p>
          </table:table-cell>
          <table:table-cell office:value-type="float" office:value="182.483333333" calcext:value-type="float">
            <text:p>182.4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100" calcext:value-type="float">
            <text:p>1100</text:p>
          </table:table-cell>
          <table:table-cell office:value-type="float" office:value="185.566666667" calcext:value-type="float">
            <text:p>185.5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200" calcext:value-type="float">
            <text:p>1200</text:p>
          </table:table-cell>
          <table:table-cell office:value-type="float" office:value="188.533333333" calcext:value-type="float">
            <text:p>188.5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300" calcext:value-type="float">
            <text:p>1300</text:p>
          </table:table-cell>
          <table:table-cell office:value-type="float" office:value="191.15" calcext:value-type="float">
            <text:p>191.1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400" calcext:value-type="float">
            <text:p>1400</text:p>
          </table:table-cell>
          <table:table-cell office:value-type="float" office:value="192.766666667" calcext:value-type="float">
            <text:p>192.7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float" office:value="1500" calcext:value-type="float">
            <text:p>1500</text:p>
          </table:table-cell>
          <table:table-cell office:value-type="float" office:value="194.933333333" calcext:value-type="float">
            <text:p>194.9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96.433333333" calcext:value-type="float">
            <text:p>196.4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.833333333" calcext:value-type="float">
            <text:p>180.8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66.133333333" calcext:value-type="float">
            <text:p>166.1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59.95" calcext:value-type="float">
            <text:p>159.9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156.666666667" calcext:value-type="float">
            <text:p>156.6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56.25" calcext:value-type="float">
            <text:p>156.2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157.65" calcext:value-type="float">
            <text:p>157.6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159.083333333" calcext:value-type="float">
            <text:p>159.0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161.05" calcext:value-type="float">
            <text:p>161.0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63.316666667" calcext:value-type="float">
            <text:p>163.3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64.833333333" calcext:value-type="float">
            <text:p>164.8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164.733333333" calcext:value-type="float">
            <text:p>164.7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office:value-type="float" office:value="164.466666667" calcext:value-type="float">
            <text:p>164.4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00" calcext:value-type="float">
            <text:p>1300</text:p>
          </table:table-cell>
          <table:table-cell office:value-type="float" office:value="164.333333333" calcext:value-type="float">
            <text:p>164.3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00" calcext:value-type="float">
            <text:p>1400</text:p>
          </table:table-cell>
          <table:table-cell office:value-type="float" office:value="164.466666667" calcext:value-type="float">
            <text:p>164.4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64.766666667" calcext:value-type="float">
            <text:p>164.7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95.6" calcext:value-type="float">
            <text:p>195.6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79.183333333" calcext:value-type="float">
            <text:p>179.1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162.7" calcext:value-type="float">
            <text:p>162.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55.05" calcext:value-type="float">
            <text:p>155.0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 office:value-type="float" office:value="150.3" calcext:value-type="float">
            <text:p>150.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47.9" calcext:value-type="float">
            <text:p>147.9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0" calcext:value-type="float">
            <text:p>600</text:p>
          </table:table-cell>
          <table:table-cell office:value-type="float" office:value="147.6" calcext:value-type="float">
            <text:p>147.6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0" calcext:value-type="float">
            <text:p>700</text:p>
          </table:table-cell>
          <table:table-cell office:value-type="float" office:value="147.35" calcext:value-type="float">
            <text:p>147.3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147.716666667" calcext:value-type="float">
            <text:p>147.7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float" office:value="148.333333333" calcext:value-type="float">
            <text:p>148.3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48.766666667" calcext:value-type="float">
            <text:p>148.7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00" calcext:value-type="float">
            <text:p>1100</text:p>
          </table:table-cell>
          <table:table-cell office:value-type="float" office:value="148.333333333" calcext:value-type="float">
            <text:p>148.3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00" calcext:value-type="float">
            <text:p>1200</text:p>
          </table:table-cell>
          <table:table-cell office:value-type="float" office:value="148.016666667" calcext:value-type="float">
            <text:p>148.0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00" calcext:value-type="float">
            <text:p>1300</text:p>
          </table:table-cell>
          <table:table-cell office:value-type="float" office:value="147.2" calcext:value-type="float">
            <text:p>147.2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00" calcext:value-type="float">
            <text:p>1400</text:p>
          </table:table-cell>
          <table:table-cell office:value-type="float" office:value="145.4" calcext:value-type="float">
            <text:p>145.4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144.016666667" calcext:value-type="float">
            <text:p>144.0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94.766666667" calcext:value-type="float">
            <text:p>194.7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77.466666667" calcext:value-type="float">
            <text:p>177.4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59.45" calcext:value-type="float">
            <text:p>159.4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50.183333333" calcext:value-type="float">
            <text:p>150.1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43.716666667" calcext:value-type="float">
            <text:p>143.7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39.8" calcext:value-type="float">
            <text:p>139.8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137.666666667" calcext:value-type="float">
            <text:p>137.6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0" calcext:value-type="float">
            <text:p>700</text:p>
          </table:table-cell>
          <table:table-cell office:value-type="float" office:value="135.616666667" calcext:value-type="float">
            <text:p>135.61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134.233333333" calcext:value-type="float">
            <text:p>134.23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133.166666667" calcext:value-type="float">
            <text:p>133.1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31.9" calcext:value-type="float">
            <text:p>131.9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office:value-type="float" office:value="129.783333333" calcext:value-type="float">
            <text:p>129.7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127.983333333" calcext:value-type="float">
            <text:p>127.983333333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00" calcext:value-type="float">
            <text:p>1300</text:p>
          </table:table-cell>
          <table:table-cell office:value-type="float" office:value="126.366666667" calcext:value-type="float">
            <text:p>126.366666667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00" calcext:value-type="float">
            <text:p>1400</text:p>
          </table:table-cell>
          <table:table-cell office:value-type="float" office:value="124.65" calcext:value-type="float">
            <text:p>124.65</text:p>
          </table:table-cell>
          <table:table-cell table:number-columns-repeated="14"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123.316666667" calcext:value-type="float">
            <text:p>123.316666667</text:p>
          </table:table-cell>
          <table:table-cell table:number-columns-repeated="14"/>
        </table:table-row>
      </table:table>
      <table:table table:name="请求速率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ipf</text:p>
          </table:table-cell>
          <table:table-cell office:value-type="string" calcext:value-type="string">
            <text:p>缓存大小</text:p>
          </table:table-cell>
          <table:table-cell office:value-type="string" calcext:value-type="string">
            <text:p>请求速率</text:p>
          </table:table-cell>
          <table:table-cell office:value-type="string" calcext:value-type="string">
            <text:p>更新间隔时间</text:p>
          </table:table-cell>
          <table:table-cell office:value-type="string" calcext:value-type="string">
            <text:p>PITCs大小（4000）</text:p>
          </table:table-cell>
          <table:table-cell office:value-type="string" calcext:value-type="string">
            <text:p>服务器负载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00/00/00</text:date>, <text:time style:data-style-name="N2" text:time-value="15:14:37.27343228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1:56:13.465466541</meta:creation-date>
    <dc:date>2019-04-14T20:44:20.004309508</dc:date>
    <meta:editing-duration>PT14H56M39S</meta:editing-duration>
    <meta:editing-cycles>54</meta:editing-cycles>
    <meta:generator>LibreOffice/5.1.6.2$Linux_X86_64 LibreOffice_project/10m0$Build-2</meta:generator>
    <meta:document-statistic meta:table-count="2" meta:cell-count="955" meta:object-count="0"/>
  </office:meta>
</office:document-meta>
</file>